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 MS" officeooo:rsid="001bec92" officeooo:paragraph-rsid="001bec92"/>
    </style:style>
    <style:style style:name="P2" style:family="paragraph" style:parent-style-name="Text_20_body">
      <style:paragraph-properties fo:text-align="start" style:justify-single-word="false"/>
      <style:text-properties style:font-name="Trebuchet MS" officeooo:rsid="001bec92" officeooo:paragraph-rsid="001bec92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officeooo:rsid="0020c14d" officeooo:paragraph-rsid="0020c14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19594" officeooo:paragraph-rsid="0021959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rsid="001ca36d" officeooo:paragraph-rsid="001ca36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ca36d" officeooo:paragraph-rsid="001ca36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1e895e" officeooo:paragraph-rsid="001e895e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e895e" officeooo:paragraph-rsid="001e895e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e895e" officeooo:paragraph-rsid="002ba4bb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1e895e" officeooo:paragraph-rsid="002f1f19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26a27b" officeooo:paragraph-rsid="0026a27b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26a27b" officeooo:paragraph-rsid="00284770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tyle="italic" fo:font-weight="bold" officeooo:rsid="00384ff1" officeooo:paragraph-rsid="00384ff1" style:font-style-asian="italic" style:font-weight-asian="bold" style:font-style-complex="italic" style:font-weight-complex="bold"/>
    </style:style>
    <style:style style:name="P16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ca36d" style:font-size-asian="20pt" style:font-size-complex="20pt"/>
    </style:style>
    <style:style style:name="P17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ca36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e895e" officeooo:paragraph-rsid="001e895e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1e895e" officeooo:paragraph-rsid="001e895e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ca36d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1ca36d" officeooo:paragraph-rsid="001ca36d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2b895c" officeooo:paragraph-rsid="002b895c" style:font-size-asian="12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Trebuchet MS" fo:font-size="12pt" fo:font-weight="normal" officeooo:rsid="003c3dc8" officeooo:paragraph-rsid="003c3dc8" style:font-size-asian="12pt" style:font-weight-asian="normal" style:font-size-complex="12pt" style:font-weight-complex="normal"/>
    </style:style>
    <style:style style:name="P24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d2d48" officeooo:paragraph-rsid="003d2d48" style:font-size-asian="12pt" style:font-weight-asian="normal" style:font-size-complex="12pt" style:font-weight-complex="normal"/>
    </style:style>
    <style:style style:name="P25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ffa4d" officeooo:paragraph-rsid="003ffa4d" style:font-size-asian="12pt" style:font-weight-asian="normal" style:font-size-complex="12pt" style:font-weight-complex="normal"/>
    </style:style>
    <style:style style:name="P26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3ffa4d" officeooo:paragraph-rsid="003ffa4d" style:font-size-asian="12pt" style:font-weight-asian="normal" style:font-size-complex="12pt" style:font-weight-complex="normal"/>
    </style:style>
    <style:style style:name="P27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3ffa4d" officeooo:paragraph-rsid="0041addb" style:font-size-asian="12pt" style:font-weight-asian="normal" style:font-size-complex="12pt" style:font-weight-complex="normal"/>
    </style:style>
    <style:style style:name="P28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415e1e" officeooo:paragraph-rsid="00415e1e" style:font-size-asian="12pt" style:font-weight-asian="normal" style:font-size-complex="12pt" style:font-weight-complex="normal"/>
    </style:style>
    <style:style style:name="P29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d4569" officeooo:paragraph-rsid="003d4569" style:font-size-asian="12pt" style:font-weight-asian="normal" style:font-size-complex="12pt" style:font-weight-complex="normal"/>
    </style:style>
    <style:style style:name="P30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43b0a5" officeooo:paragraph-rsid="0043b0a5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rebuchet MS" fo:font-size="12pt" fo:font-style="italic" fo:font-weight="normal" officeooo:rsid="00384ff1" officeooo:paragraph-rsid="00384ff1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 style:list-style-name="L6">
      <style:paragraph-properties fo:text-align="justify" style:justify-single-word="false"/>
      <style:text-properties style:font-name="Trebuchet MS" fo:font-size="12pt" fo:font-style="normal" fo:font-weight="normal" officeooo:rsid="003abce5" officeooo:paragraph-rsid="003abce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rebuchet MS" fo:font-size="12pt" fo:font-style="normal" fo:font-weight="normal" officeooo:rsid="003abce5" officeooo:paragraph-rsid="003abce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weight="normal" officeooo:rsid="0029d59d" officeooo:paragraph-rsid="0029d59d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weight="normal" officeooo:rsid="002b895c" officeooo:paragraph-rsid="002b895c" style:font-weight-asian="normal" style:font-weight-complex="normal"/>
    </style:style>
    <style:style style:name="P36" style:family="paragraph" style:parent-style-name="Text_20_body" style:list-style-name="L3">
      <style:paragraph-properties fo:text-align="justify" style:justify-single-word="false"/>
      <style:text-properties officeooo:paragraph-rsid="002f1f19"/>
    </style:style>
    <style:style style:name="P37" style:family="paragraph" style:parent-style-name="Text_20_body" style:list-style-name="L3">
      <style:paragraph-properties fo:text-align="justify" style:justify-single-word="false"/>
      <style:text-properties officeooo:rsid="002f1f19" officeooo:paragraph-rsid="002f1f19"/>
    </style:style>
    <style:style style:name="P38" style:family="paragraph" style:parent-style-name="Text_20_body" style:list-style-name="L4">
      <style:paragraph-properties fo:text-align="justify" style:justify-single-word="false"/>
      <style:text-properties fo:font-weight="bold" officeooo:rsid="001e895e" officeooo:paragraph-rsid="0036c83f" style:font-weight-asian="bold" style:font-weight-complex="bold"/>
    </style:style>
    <style:style style:name="P39" style:family="paragraph" style:parent-style-name="Text_20_body" style:list-style-name="L4">
      <style:paragraph-properties fo:text-align="justify" style:justify-single-word="false"/>
      <style:text-properties fo:font-weight="bold" officeooo:rsid="0036c83f" officeooo:paragraph-rsid="0036c83f" style:font-weight-asian="bold" style:font-weight-complex="bold"/>
    </style:style>
    <style:style style:name="P40" style:family="paragraph" style:parent-style-name="Text_20_body" style:list-style-name="L4">
      <style:paragraph-properties fo:text-align="justify" style:justify-single-word="false"/>
      <style:text-properties fo:font-weight="bold" officeooo:rsid="00451ca7" officeooo:paragraph-rsid="00451ca7" style:font-weight-asian="bold" style:font-weight-complex="bold"/>
    </style:style>
    <style:style style:name="P41" style:family="paragraph" style:parent-style-name="Text_20_body" style:list-style-name="L5">
      <style:paragraph-properties fo:text-align="justify" style:justify-single-word="false"/>
      <style:text-properties fo:font-style="italic" fo:font-weight="bold" officeooo:rsid="00384ff1" officeooo:paragraph-rsid="00384ff1" style:font-style-asian="italic" style:font-weight-asian="bold" style:font-style-complex="italic" style:font-weight-complex="bold"/>
    </style:style>
    <style:style style:name="T1" style:family="text">
      <style:text-properties fo:color="#000000" style:font-name="Trebuchet MS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officeooo:rsid="003c3dc8" style:font-weight-asian="normal" style:font-weight-complex="normal"/>
    </style:style>
    <style:style style:name="T3" style:family="text">
      <style:text-properties style:font-name="Trebuchet MS" fo:font-size="12pt" style:font-size-asian="12pt" style:font-size-complex="12pt"/>
    </style:style>
    <style:style style:name="T4" style:family="text">
      <style:text-properties style:font-name="Trebuchet MS" fo:font-size="12pt" officeooo:rsid="0020c14d" style:font-size-asian="12pt" style:font-size-complex="12pt"/>
    </style:style>
    <style:style style:name="T5" style:family="text">
      <style:text-properties style:font-name="Trebuchet MS" fo:font-size="12pt" officeooo:rsid="0026a27b" style:font-size-asian="12pt" style:font-size-complex="12pt"/>
    </style:style>
    <style:style style:name="T6" style:family="text">
      <style:text-properties style:font-name="Trebuchet MS" fo:font-size="12pt" officeooo:rsid="00246cee" style:font-size-asian="12pt" style:font-size-complex="12pt"/>
    </style:style>
    <style:style style:name="T7" style:family="text">
      <style:text-properties style:font-name="Trebuchet MS" fo:font-size="12pt" officeooo:rsid="002b895c" style:font-size-asian="12pt" style:font-size-complex="12pt"/>
    </style:style>
    <style:style style:name="T8" style:family="text">
      <style:text-properties style:font-name="Trebuchet MS" fo:font-size="12pt" officeooo:rsid="0032a906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246cee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2560a3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284770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29d59d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2b895c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2ba4bb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normal" officeooo:rsid="002e6818" style:font-size-asian="12pt" style:font-weight-asian="normal" style:font-size-complex="12pt" style:font-weight-complex="normal"/>
    </style:style>
    <style:style style:name="T18" style:family="text">
      <style:text-properties style:font-name="Trebuchet MS" fo:font-size="12pt" fo:font-weight="normal" officeooo:rsid="002f1f19" style:font-size-asian="12pt" style:font-weight-asian="normal" style:font-size-complex="12pt" style:font-weight-complex="normal"/>
    </style:style>
    <style:style style:name="T19" style:family="text">
      <style:text-properties style:font-name="Trebuchet MS" fo:font-size="12pt" fo:font-weight="normal" officeooo:rsid="0030f34c" style:font-size-asian="12pt" style:font-weight-asian="normal" style:font-size-complex="12pt" style:font-weight-complex="normal"/>
    </style:style>
    <style:style style:name="T20" style:family="text">
      <style:text-properties style:font-name="Trebuchet MS" fo:font-size="12pt" fo:font-weight="normal" officeooo:rsid="0032a906" style:font-size-asian="12pt" style:font-weight-asian="normal" style:font-size-complex="12pt" style:font-weight-complex="normal"/>
    </style:style>
    <style:style style:name="T21" style:family="text">
      <style:text-properties style:font-name="Trebuchet M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Trebuchet MS" fo:font-size="12pt" fo:font-style="italic" fo:font-weight="normal" officeooo:rsid="002b895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Trebuchet MS" fo:font-size="12pt" fo:font-style="italic" fo:font-weight="normal" officeooo:rsid="002e6818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Trebuchet MS" fo:font-size="12pt" fo:font-style="italic" fo:font-weight="normal" officeooo:rsid="0033c1d1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Trebuchet MS" fo:font-size="12pt" fo:font-style="italic" fo:font-weight="normal" officeooo:rsid="00350577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rebuchet MS" fo:font-size="12pt" fo:font-style="italic" fo:font-weight="normal" officeooo:rsid="00353fc7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rebuchet MS" fo:font-size="12pt" fo:font-style="italic" fo:font-weight="normal" officeooo:rsid="00384a9a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rebuchet MS" fo:font-size="12pt" fo:font-style="normal" fo:font-weight="normal" officeooo:rsid="003a924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rebuchet MS" fo:font-size="12pt" fo:font-style="normal" fo:font-weight="normal" officeooo:rsid="003abce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26a27b"/>
    </style:style>
    <style:style style:name="T31" style:family="text">
      <style:text-properties officeooo:rsid="003d4569"/>
    </style:style>
    <style:style style:name="T32" style:family="text">
      <style:text-properties officeooo:rsid="00421da9"/>
    </style:style>
    <style:style style:name="T33" style:family="text">
      <style:text-properties officeooo:rsid="0044a6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o de Abertura de Projet<text:span text:style-name="T33">o</text:span></text:p>
      <text:p text:style-name="P16">Projeto Restaurantes UFG</text:p>
      <text:p text:style-name="P17">Autores:</text:p>
      <text:list xml:id="list186323398587335797" text:style-name="L1">
        <text:list-item>
          <text:p text:style-name="P20">Samuel Junio de Almeida</text:p>
        </text:list-item>
        <text:list-item>
          <text:p text:style-name="P20">Thiago Durante Pires</text:p>
        </text:list-item>
        <text:list-item>
          <text:p text:style-name="P20">Gabriel Louzada Rascovit</text:p>
        </text:list-item>
      </text:list>
      <text:p text:style-name="P7"><text:span text:style-name="T9">Data:</text:span><text:span text:style-name="T3"> 20/06/2015</text:span></text:p>
      <text:p text:style-name="P8"><text:span text:style-name="T3">Assunto: </text:span><text:span text:style-name="T10">Proposta de pacote de software a ser </text:span><text:span text:style-name="T1">adquirido</text:span><text:span text:style-name="T10"> pela Fábrica de Software</text:span></text:p>
      <text:p text:style-name="P21"/>
      <text:p text:style-name="P18">1. Título e descrição do projeto</text:p>
      <text:p text:style-name="P10"><text:span text:style-name="T3"><text:tab/></text:span><text:span text:style-name="T11">O projeto se intitula Restaurantes UFG e tem por objetivo fornecer de forma prática e rápida acesso a todos os restaurantes próximos aos campi da Un</text:span><text:span text:style-name="T12">i</text:span><text:span text:style-name="T11">versidade Federal de Goiás para que membros ou visitantes </text:span><text:span text:style-name="T12">da</text:span><text:span text:style-name="T11"> </text:span><text:span text:style-name="T12">UFG</text:span><text:span text:style-name="T11"> possam </text:span><text:span text:style-name="T12">acessar informações de cardápio, preços e localização podendo assim</text:span><text:span text:style-name="T11"> programar sua alimentação sem maiores problemas.</text:span></text:p>
      <text:p text:style-name="P13"><text:span text:style-name="T6">2. </text:span><text:span text:style-name="T3">Necessidade</text:span></text:p>
      <text:p text:style-name="P14"><text:span text:style-name="T3"><text:tab/></text:span><text:span text:style-name="T13">Devido a sua constante expansão, a Universidade Federal de Goiás se tornou um centro onde todos os anos acontecem dezenas de eventos dos mais variados tipos dentre eles palestras, congressos, reuniões, aplicações de provas para concursos e etc. Devido a todos esses eventos, milhares de pessoas passam pelo</text:span><text:span text:style-name="T14">s</text:span><text:span text:style-name="T13"> camp</text:span><text:span text:style-name="T14">i</text:span><text:span text:style-name="T13"> e para estás, achar um lugar onde possam se alimentar é geralmente um problema relacionado aos preços das refeições, localização dos restaurantes e gostos particulares.</text:span></text:p>
      <text:p text:style-name="P14"><text:span text:style-name="T13"><text:tab/>Por outro lado, existem aqueles que fazem parte do dia-a-dia da universidade, e para estes nos dias de hoje não existe uma forma </text:span><text:span text:style-name="T14">prática</text:span><text:span text:style-name="T13"> de ter acesso as informações </text:span><text:span text:style-name="T14">sobre os cardápios dos restaurantes para que possam programar sua alimentação ao longo dos dias.</text:span></text:p>
      <text:p text:style-name="P9"><text:span text:style-name="T5">3</text:span><text:span text:style-name="T3">. </text:span><text:span text:style-name="T5">Justificativa</text:span></text:p>
      <text:list xml:id="list4509208208350945894" text:style-name="L2">
        <text:list-item>
          <text:p text:style-name="P34"><text:span text:style-name="T5">M</text:span><text:span text:style-name="T3">uito tempo gasto devido a locomoção pelos campi da UFG em busca de informações sobre os restaurantes e com isso reduzindo o tempo hábil </text:span><text:span text:style-name="T7">para o consumo da refeição;</text:span></text:p>
        </text:list-item>
        <text:list-item>
          <text:p text:style-name="P22">Eventuais atrasos e desencontros devido a falta de conhecimento sobre a localização dos restaurantes;</text:p>
        </text:list-item>
        <text:list-item>
          <text:p text:style-name="P35"><text:span text:style-name="T3">Devido também a falta de conhecimento da localização dos restaurantes nas proximidades dos campi poderá haver uma sobrecarga de um restaurante mais </text:span><text:soft-page-break/><text:span text:style-name="T3">conhecido enquanto outros ficam vazios.</text:span></text:p>
        </text:list-item>
      </text:list>
      <text:p text:style-name="P19"><text:tab/></text:p>
      <text:p text:style-name="P9"><text:span text:style-name="T5">4</text:span><text:span text:style-name="T3">. Entregáveis</text:span></text:p>
      <text:p text:style-name="P12"><text:span text:style-name="T3"><text:tab/></text:span><text:span text:style-name="T15">Os entregáveis são constituídos de:</text:span></text:p>
      <text:list xml:id="list3336348585165046766" text:style-name="L3">
        <text:list-item>
          <text:p text:style-name="P36"><text:span text:style-name="T18">U</text:span><text:span text:style-name="T15">m </text:span><text:span text:style-name="T22">Client Android</text:span><text:span text:style-name="T15">, onde através deste todo e qualquer usuário poderá ter acesso a informações de localização, cardápio e preços podendo estas </text:span><text:span text:style-name="T16">ser</text:span><text:span text:style-name="T15"> filtradas por campus, </text:span><text:span text:style-name="T16">e</text:span><text:span text:style-name="T15"> para aqueles que já fazem parte do dia-a-dia do campus </text:span><text:span text:style-name="T16">será possível</text:span><text:span text:style-name="T15"> </text:span><text:span text:style-name="T16">favoritar um restaurante para receber atualizações do cardápio do mesmo;</text:span></text:p>
        </text:list-item>
        <text:list-item>
          <text:p text:style-name="P37"><text:span text:style-name="T16">T</text:span><text:span text:style-name="T10">oda documentação de requisitos, design de arquitetura, formato de dados utilizados e código fonte referente ao projeto.</text:span></text:p>
        </text:list-item>
      </text:list>
      <text:p text:style-name="P11"><text:span text:style-name="T16"><text:tab/>Não faz parte do pacote de </text:span><text:span text:style-name="T19">entregáveis</text:span><text:span text:style-name="T16">, o software responsável por disponibilizar essas informações </text:span><text:span text:style-name="T17">para o </text:span><text:span text:style-name="T23">Client Android</text:span><text:span text:style-name="T16"> e este deverá ser construído pela </text:span><text:span text:style-name="T17">Fábrica de Software.</text:span></text:p>
      <text:p text:style-name="P9"><text:span text:style-name="T5">5</text:span><text:span text:style-name="T3">. Requisitos </text:span><text:span text:style-name="T4">e interessados</text:span></text:p>
      <text:p text:style-name="P9"><text:span text:style-name="T4"><text:tab/></text:span><text:span text:style-name="T8">Para o visitante</text:span></text:p>
      <text:list xml:id="list8847450986279804837" text:style-name="L4">
        <text:list-item>
          <text:p text:style-name="P38"><text:span text:style-name="T24">Como visitante, desejo obter uma lista de restaurantes próximo ao campus </text:span><text:span text:style-name="T27">da UFG na qual me encontro</text:span><text:span text:style-name="T24">, estando estes listados em ordem crescente de distância </text:span><text:span text:style-name="T25">para que possa escolher o melhor custo-benefício entre distância, preço e cardápio </text:span><text:span text:style-name="T26">oferecido;</text:span></text:p>
        </text:list-item>
        <text:list-item>
          <text:p text:style-name="P40"><text:span text:style-name="T26">C</text:span><text:span text:style-name="T21">omo visitante, desejo filtrar os resultados oferecidos pelo campus na qual me encontro;</text:span></text:p>
        </text:list-item>
        <text:list-item>
          <text:p text:style-name="P39"><text:span text:style-name="T24">C</text:span><text:span text:style-name="T21">omo visitante, desejo obter a localização de qualquer restaurante disponível na lista, bem como um</text:span><text:span text:style-name="T27">a espécie de</text:span><text:span text:style-name="T21"> guia </text:span><text:span text:style-name="T27">de</text:span><text:span text:style-name="T21"> como chegar até o local;</text:span></text:p>
        </text:list-item>
        <text:list-item>
          <text:p text:style-name="P39"><text:span text:style-name="T26">C</text:span><text:span text:style-name="T21">omo visitante, desejo obter informações sobre o cardápio do restaurante com seus pratos oferecidos, </text:span><text:span text:style-name="T27">respectivos </text:span><text:span text:style-name="T21">valores </text:span><text:span text:style-name="T27">e modo de funcionamento (por pessoa, à la carte, por kilo e etc ).</text:span></text:p>
        </text:list-item>
      </text:list>
      <text:p text:style-name="P9"><text:span text:style-name="T20"><text:tab/></text:span><text:span text:style-name="T8">Para os membros da UFG</text:span></text:p>
      <text:list xml:id="list8455685335866184451" text:style-name="L5">
        <text:list-item>
          <text:p text:style-name="P41"><text:span text:style-name="T20">A</text:span><text:span text:style-name="T10">lém de todos os requisitos do visitante, eu como membro da UFG ter a opção de favoritar qualquer restaurante para que possa receber informações a respeito de atualizações de cardápio.</text:span></text:p>
        </text:list-item>
      </text:list>
      <text:p text:style-name="P31"/>
      <text:p text:style-name="P15"><text:span text:style-name="T10"><text:tab/></text:span><text:span text:style-name="T28">Os interessados no projeto, são todos estes que se encaixam nas categorias citadas acim</text:span><text:span text:style-name="T29">a mas para fins de obtenção de novos requisitos os consultados serão:</text:span></text:p>
      <text:list xml:id="list5674506507974677757" text:style-name="L6">
        <text:list-item>
          <text:p text:style-name="P32">Marcelo Ricardo Quinta – Instituto de Informática – UFG</text:p>
        </text:list-item>
      </text:list>
      <text:p text:style-name="P33"><text:soft-page-break/></text:p>
      <text:p text:style-name="P4"><text:span text:style-name="T30">6</text:span>. Recursos</text:p>
      <text:p text:style-name="P5"><text:tab/><text:span text:style-name="T2">Os recursos para o desenvolvimento desse projeto são:</text:span></text:p>
      <text:list xml:id="list5678389164745051331" text:style-name="L7">
        <text:list-item>
          <text:p text:style-name="P23">Mão de obra dos alunos vinculados a este projeto, que no caso são, Samuel Junio de Almeida, Thiago Durante Pires e Gabriel Louzada Rascovit;</text:p>
        </text:list-item>
        <text:list-item>
          <text:p text:style-name="P23">Prazo de treze dias contados a partir da data de construção desse documento.</text:p>
        </text:list-item>
      </text:list>
      <text:p text:style-name="P4"><text:span text:style-name="T30">7</text:span>. Restrições</text:p>
      <text:list xml:id="list3865303131063384292" text:style-name="L8">
        <text:list-item>
          <text:p text:style-name="P24">Cliente Android sendo obrigatoriamente um aplicativo nativo do Android escrito em Java;</text:p>
        </text:list-item>
        <text:list-item>
          <text:p text:style-name="P24">Utilização dos serviços do GitHub para disponibilização das atividades do projeto;</text:p>
        </text:list-item>
        <text:list-item>
          <text:p text:style-name="P25">Utilização do serviço GCM ( Google Cloud Message ) pelo menos para uma funcionalidade;</text:p>
        </text:list-item>
        <text:list-item>
          <text:p text:style-name="P28">Adequação as guidelines do Material Design na construção da UI do Cliente Android.</text:p>
        </text:list-item>
        <text:list-item>
          <text:p text:style-name="P29">Prazo de conclusão em: 03/07/2015 ás 18:00 hrs.</text:p>
        </text:list-item>
      </text:list>
      <text:p text:style-name="P6"><text:span text:style-name="T30">8</text:span>. Riscos</text:p>
      <text:list xml:id="list4149679898028279670" text:style-name="L9">
        <text:list-item>
          <text:p text:style-name="P26">Não cumprimento do prazo (<text:span text:style-name="T31">03/07/2015 ás 18:00 hrs</text:span>);</text:p>
        </text:list-item>
        <text:list-item>
          <text:p text:style-name="P26">Baixa qualidade do código fonte produzido;</text:p>
        </text:list-item>
        <text:list-item>
          <text:p text:style-name="P27">Não <text:span text:style-name="T32">adequação as guidelines do Material Design;</text:span></text:p>
        </text:list-item>
        <text:list-item>
          <text:p text:style-name="P30">Utilização nula ou parcial do GCM.</text:p>
        </text:list-item>
      </text:list>
      <text:p text:style-name="P3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1:05:20.388000000</meta:creation-date>
    <dc:date>2015-06-20T13:09:49.949000000</dc:date>
    <meta:editing-duration>PT1H29M55S</meta:editing-duration>
    <meta:editing-cycles>43</meta:editing-cycles>
    <meta:generator>LibreOffice/4.4.2.2$Windows_x86 LibreOffice_project/c4c7d32d0d49397cad38d62472b0bc8acff48dd6</meta:generator>
    <meta:document-statistic meta:table-count="0" meta:image-count="0" meta:object-count="0" meta:page-count="3" meta:paragraph-count="48" meta:word-count="724" meta:character-count="4503" meta:non-whitespace-character-count="3839"/>
  </office:meta>
</office:document-meta>
</file>